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Courier New"/>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Stellarium: Scenery3d Plug-in User Docs</text:p>
      <text:h text:style-name="Heading_20_1" text:outline-level="1">Introduction</text:h>
      <text:p text:style-name="Text_20_body">Stellarium: Scenery3d is a plug-in for the Open Source software Stellarium. It introduces the ability to render 3D meshes in front of the night sky and static landscape scene, complete with textures and lighting.</text:p>
      <text:h text:style-name="Heading_20_1" text:outline-level="1">How to use</text:h>
      <text:p text:style-name="Text_20_body">Compile Stellarium with USE_PLUGIN_SCENERY3D set to 1. Start the program, and select Scenery3d in the plugins dialog. Then use the plugin configuration dialog for Scenery3d to load a model.</text:p>
      <text:h text:style-name="Heading_20_1" text:outline-level="1">Model files</text:h>
      <text:p text:style-name="Text_20_body">Models are stored in modules/scenery3d/, either in the user's home directory or in the stellarium directory. Each model needs its own directory, containing a scenery3d.ini.</text:p>
      <text:p text:style-name="Text_20_body">Here is an example scenery3d.ini</text:p>
      <text:p text:style-name="P1">[model]</text:p>
      <text:p text:style-name="P1">name=Sterngarten</text:p>
      <text:p text:style-name="P1">landscape=Sterngarten_Mitte (Sketchup HQ)</text:p>
      <text:p text:style-name="P1">ground=Sterngarten_ground.obj</text:p>
      <text:p text:style-name="P1">scenery=Sterngarten.obj <text:s text:c="5"/></text:p>
      <text:p text:style-name="P1">author=Georg Zotti, Georg.Zotti@univie.ac.at</text:p>
      <text:p text:style-name="P1">copyright=Free for personal use with Stellarium only.</text:p>
      <text:p text:style-name="P1">description=Sterngarten is an "open-air planetarium" allowing to experience the course of the sun along the solar year. Standing on the platform just in the plane of the surrounding rail, the marks on the south column show altitudes in 10-degree steps, plus summer, winter, and equinox marks. The six pillars surrounding the platform indicate with their arms rising and setting points of the sun at equinoxes and solstices. The Pillars themselves are placed on the geometrically correct positions, the sun will appear in the notches, deflected by refraction. They extend to 6 degrees altitude, which is the opposite of the amount the sun must go below horizon at end of Civil twilight. If you walk further around, you will see a big sundial. etc.etc.</text:p>
      <text:p text:style-name="P1"/>
      <text:p text:style-name="P1">[coord]</text:p>
      <text:p text:style-name="P1">orig_x=-100</text:p>
      <text:p text:style-name="P1">orig_y=-20</text:p>
      <text:p text:style-name="P1">orig_z=270</text:p>
      <text:p text:style-name="P1">rot_z=0 <text:s/></text:p>
      <text:p text:style-name="Text_20_body"><text:soft-page-break/>Currently, the Wavefront OBJ file format is supported for 3D mesh files (see <text:a xlink:type="simple" xlink:href="http://en.wikipedia.org/wiki/Wavefront_.obj_file">http://en.wikipedia.org/wiki/Wavefront_.obj_file</text:a> for a description of the file format).</text:p>
      <text:p text:style-name="Text_20_body">The „ground“ model is used for calculating a ground collision map. It is recommended to export only the terrain, without objects like trees and buildings for the ground model.</text:p>
      <text:p text:style-name="Text_20_body">The „landscape“ parameter is used to auto-load a static landscape along with the model. For this, the LandscapeMgr module included with Stellarium is used.</text:p>
      <text:p text:style-name="Text_20_body">You can specify a correction factor for z-rotation (vertical axis) with „rot_z“. The model coordinates will be rotated around the z-axis by this value, given in degrees, at loading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26T19:14:57</meta:creation-date>
    <dc:date>2011-01-26T19:42:57</dc:date>
    <meta:editing-duration>PT28M</meta:editing-duration>
    <meta:editing-cycles>4</meta:editing-cycles>
    <meta:generator>LibreOffice/3.3$Unix LibreOffice_project/330m19$Build-6</meta:generator>
    <meta:document-statistic meta:table-count="0" meta:image-count="0" meta:object-count="0" meta:page-count="2" meta:paragraph-count="25" meta:word-count="356" meta:character-count="2373"/>
  </office:meta>
</office:document-meta>
</file>